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878a0"/>
    </style:style>
    <style:style style:name="T1" style:family="text">
      <style:text-properties officeooo:rsid="00073341"/>
    </style:style>
    <style:style style:name="T2" style:family="text">
      <style:text-properties officeooo:rsid="000878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Domain splinter : December 14th 2:30 4:00 PM <text:line-break/><text:line-break/><text:line-break/>Attending : Dave Morris, Andy Lawrence, Mireille Louys, Marco Molinaro, François Bonnarel <text:line-break/><text:line-break/><text:line-break/><text:span text:style-name="T1">Firs</text:span>t part : as one of the members of the LSST consertium (and also member of the exec of ASTERICS) Andy wanted to understand what's was going on with TimeSeries attempts and where were the discordance points between the actors : Jiri, Dave, Ada, Mireile,François, Laurent ... <text:line-break/><text:line-break/>    We reviewed first all the points <text:span text:style-name="T1">where agreement is reached.</text:span> <text:line-break/><text:line-break/>                           - Distinguish discovery on one part, and "representation (modeling and serialization) + access" on the other part. <text:span text:style-name="T1">(Metadata Modeling is also partially reused in discovery)</text:span> <text:line-break/><text:line-break/>                           - Discovery and access protocols will be specialization/extensions of the current multi-<text:span text:style-name="T1">D</text:span> set of protocols (ObsCore, SIAV2, SODA and DataLink) <text:line-break/><text:line-break/>                           - The<text:span text:style-name="T1">r</text:span>e is general agreement on the required additional time axis characterisation fields necessary for TimeSeries discovery <text:span text:style-name="T1">(see Notes by Ada Nebot on the Strasbourg TimeSeries meetind/ December 2017)</text:span>. <text:line-break/><text:line-break/>                           - Time Series model has to be an extension of Cube DataModel. <text:span text:style-name="T1">It</text:span> has an independant axis (Time) and may have one <text:span text:style-name="T1">other axis (or</text:span> several axes<text:span text:style-name="T1">)</text:span> <text:span text:style-name="T1">for the measured parameter depending on time. They can be </text:span>simple scalar<text:span text:style-name="T1">s</text:span> ones <text:span text:style-name="T1">or</text:span> more complex o<text:span text:style-name="T1">bjects.</text:span> <text:line-break/><text:line-break/>                           - Serialization for TimeSeries access will be made by a set of tables in a VOTABLE document with some kind of mapping  of the model on the Tables and FIELDS of the document. <text:line-break/><text:line-break/><text:line-break/>     Differences : <text:line-break/><text:line-break/>                      - <text:span text:style-name="T1">TimeSeries </text:span>model = Some think that the model should import STC model for coordinates (and Coordinate systems as well). <text:span text:style-name="T1">And the s</text:span>ame thing for Photometry model for flux axes <text:span text:style-name="T1">and associated Phometric filter definitions </text:span>(if any). Some others think  the container model has to be totally agnostic about the nature of the axes and that "some model" <text:s/>of the coordinates only appear in the serializations. Discussions should go on on these points <text:span text:style-name="T1">in a near future.</text:span> <text:line-break/><text:line-break/>                     - serializations : 3 different ones have been proposed.  Examples of serializations with the<text:span text:style-name="T1">ses</text:span> three methods are proposed and available on volute (soon) for feedback : <text:span text:style-name="T2">http://volute.g-vo.org/svn/trunk/projects/time-domain/time-series/data_sample/</text:span>. <text:s/><text:line-break/><text:line-break/>                                - utype at the FIELD level fully characterize a path in the full model to the corresponding attribute. (composed utypes) <text:line-break/><text:line-break/>                                - the  container utypes are on the Fieldref in a GROUP encapsulatin several FIELDS of the Table, while the axis models utypes (STC or whatever) stay at the field level. This is separating totatly the container serialization from the axes serialization. <text:line-break/><text:line-break/>                                - a new light VO-DML mapping into VOTABLE is used to represent the modelling structure on top of the VOTABLE. Could serialize any model for the different axes <text:soft-page-break/>(Cube, STC, PHotometry, or more complex ones) <text:line-break/><text:line-break/>                <text:line-break/><text:line-break/>Second part : <text:line-break/><text:line-break/>              It <text:span text:style-name="T2">was proposed</text:span> that it could be nice to develop in incremental mode <text:span text:style-name="T2">(to be discussed on IVOAmailing lists)</text:span> : <text:line-break/><text:line-break/>                                            - a : discovery and ac<text:span text:style-name="T2">c</text:span>ess protocol with admitted metadata <text:span text:style-name="T2">for query parameters</text:span> and no standardization of the data representation. <text:line-break/><text:line-break/>                                            - b : simple model based on a small excerpt of stc and TimeSeries only for light curves, with simple serialization. <text:span text:style-name="T2">T</text:span>his will be a fir<text:span text:style-name="T2">s</text:span>t quick but not dirty standardisation of representation for <text:span text:style-name="T2">TimeSeries </text:span>access <text:line-break/><text:line-break/>                                            - c : more complex extension of this model and of the serializations for more complex use cases will come as <text:span text:style-name="T2">next</text:span> step. <text:span text:style-name="T2">The TimeSeries model will be worked out in more details.</text:span><text:line-break/><text:line-break/><text:span text:style-name="T2">NB : </text:span><text:s/><text:span text:style-name="T2">As an alternative, </text:span>a and b  could <text:span text:style-name="T2">also </text:span>be joined phases. <text:span text:style-name="T2">Prototypes have to be built to demonstrate feasibility.</text:span>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4:46:35.550041114</meta:creation-date>
    <dc:date>2017-12-18T15:11:17.024043456</dc:date>
    <meta:editing-duration>PT9M31S</meta:editing-duration>
    <meta:editing-cycles>1</meta:editing-cycles>
    <meta:document-statistic meta:table-count="0" meta:image-count="0" meta:object-count="0" meta:page-count="2" meta:paragraph-count="1" meta:word-count="563" meta:character-count="3974" meta:non-whitespace-character-count="2911"/>
    <meta:generator>LibreOffice/4.2.8.2$Linux_X86_64 LibreOffice_project/420m0$Build-2</meta:generator>
  </office:meta>
</office:document-meta>
</file>